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苗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苗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苗栗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3343" calcext:value-type="float">
            <text:p>3,343</text:p>
          </table:table-cell>
          <table:table-cell table:style-name="ce4" office:value-type="string" calcext:value-type="string">
            <text:p>56.9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竹南鎮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63" calcext:value-type="float">
            <text:p>363</text:p>
          </table:table-cell>
          <table:table-cell table:style-name="ce4" office:value-type="string" calcext:value-type="string">
            <text:p>53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4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47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造橋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龍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談文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昇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後龍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52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寶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校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坑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西湖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埔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洞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通霄鎮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銅鑼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樹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森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盛隆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隆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苑裡鎮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46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苑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苑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苑坑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坡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蕉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三義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騰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頭份市</text:p>
          </table:table-cell>
          <table:table-cell table:style-name="ce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54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4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1.3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37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2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6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6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23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三灣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銅鏡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坪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庄鄉</text:p>
          </table:table-cell>
          <table:table-cell table:style-name="ce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58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9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江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80" calcext:value-type="float">
            <text:p>280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獅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蓬萊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59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57.8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苗栗市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string" calcext:value-type="string">
            <text:p>6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綠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恭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頭屋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71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坑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曲洞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飛鳳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鳴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獅潭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51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壽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51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木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公館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50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基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礦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湖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寮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湖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栗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泰安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53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卦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園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象鼻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士林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卓蘭鎮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苗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 table:number-rows-repeated="1048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苗栗縣" style:display-name="PageStyle_苗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19</meta:creation-date>
    <meta:initial-creator>Apache POI</meta:initial-creator>
    <meta:generator>LibreOffice/6.0.7.3$Linux_X86_64 LibreOffice_project/00m0$Build-3</meta:generator>
    <meta:document-statistic meta:table-count="1" meta:cell-count="5313" meta:object-count="0"/>
  </office:meta>
</office:document-meta>
</file>